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-4.471274376" calcext:value-type="float">
            <text:p>-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8.18829346" calcext:value-type="float">
            <text:p>68,18829346</text:p>
          </table:table-cell>
          <table:table-cell office:value-type="float" office:value="9.201813629E-027" calcext:value-type="float">
            <text:p>9,20E-027</text:p>
          </table:table-cell>
          <table:table-cell office:value-type="float" office:value="4.479395866" calcext:value-type="float">
            <text:p>4,479395866</text:p>
          </table:table-cell>
          <table:table-cell table:style-name="ce2" table:formula="of:=ABS(SUM([.E2:.E3])/[.E2])" office:value-type="float" office:value="0.00181637030453613" calcext:value-type="float">
            <text:p>0,00181637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730" calcext:value-type="float">
            <text:p>142730</text:p>
          </table:table-cell>
          <table:table-cell office:value-type="float" office:value="73.85123444" calcext:value-type="float">
            <text:p>73,85123444</text:p>
          </table:table-cell>
          <table:table-cell office:value-type="float" office:value="8.551919046E-021" calcext:value-type="float">
            <text:p>8,55E-021</text:p>
          </table:table-cell>
          <table:table-cell office:value-type="float" office:value="-3.065456152" calcext:value-type="float">
            <text:p>-3,06545615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730" calcext:value-type="float">
            <text:p>142730</text:p>
          </table:table-cell>
          <table:table-cell office:value-type="float" office:value="83.401474" calcext:value-type="float">
            <text:p>83,401474</text:p>
          </table:table-cell>
          <table:table-cell office:value-type="float" office:value="1.123872446E-020" calcext:value-type="float">
            <text:p>1,12E-020</text:p>
          </table:table-cell>
          <table:table-cell office:value-type="float" office:value="3.071136475" calcext:value-type="float">
            <text:p>3,071136475</text:p>
          </table:table-cell>
          <table:table-cell table:formula="of:=ABS(SUM([.E4:.E5])/[.E4])" office:value-type="float" office:value="0.0018530106836772" calcext:value-type="float">
            <text:p>0,001853010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264" calcext:value-type="float">
            <text:p>143264</text:p>
          </table:table-cell>
          <table:table-cell office:value-type="float" office:value="84.12146759" calcext:value-type="float">
            <text:p>84,12146759</text:p>
          </table:table-cell>
          <table:table-cell office:value-type="float" office:value="1.989686349E-017" calcext:value-type="float">
            <text:p>1,99E-017</text:p>
          </table:table-cell>
          <table:table-cell office:value-type="float" office:value="-2.462143421" calcext:value-type="float">
            <text:p>-2,46214342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264" calcext:value-type="float">
            <text:p>143264</text:p>
          </table:table-cell>
          <table:table-cell office:value-type="float" office:value="88.37007904" calcext:value-type="float">
            <text:p>88,37007904</text:p>
          </table:table-cell>
          <table:table-cell office:value-type="float" office:value="1.172747308E-017" calcext:value-type="float">
            <text:p>1,17E-017</text:p>
          </table:table-cell>
          <table:table-cell office:value-type="float" office:value="2.463478088" calcext:value-type="float">
            <text:p>2,463478088</text:p>
          </table:table-cell>
          <table:table-cell table:style-name="ce3" table:formula="of:=ABS(SUM([.E6:.E7])/[.E6])" office:value-type="float" office:value="0.000542075245745836" calcext:value-type="float">
            <text:p>0,000542075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3497" calcext:value-type="float">
            <text:p>143497</text:p>
          </table:table-cell>
          <table:table-cell office:value-type="float" office:value="88.58556366" calcext:value-type="float">
            <text:p>88,58556366</text:p>
          </table:table-cell>
          <table:table-cell office:value-type="float" office:value="6.850693422E-016" calcext:value-type="float">
            <text:p>6,85E-016</text:p>
          </table:table-cell>
          <table:table-cell office:value-type="float" office:value="-2.095805407" calcext:value-type="float">
            <text:p>-2,09580540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3497" calcext:value-type="float">
            <text:p>143497</text:p>
          </table:table-cell>
          <table:table-cell office:value-type="float" office:value="98.06375885" calcext:value-type="float">
            <text:p>98,06375885</text:p>
          </table:table-cell>
          <table:table-cell office:value-type="float" office:value="1.560256288E-015" calcext:value-type="float">
            <text:p>1,56E-015</text:p>
          </table:table-cell>
          <table:table-cell office:value-type="float" office:value="2.098343611" calcext:value-type="float">
            <text:p>2,098343611</text:p>
          </table:table-cell>
          <table:table-cell table:style-name="ce3" table:formula="of:=ABS(SUM([.E8:.E9])/[.E8])" office:value-type="float" office:value="0.00121108762842331" calcext:value-type="float">
            <text:p>0,00121108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906" calcext:value-type="float">
            <text:p>143906</text:p>
          </table:table-cell>
          <table:table-cell office:value-type="float" office:value="94.19539642" calcext:value-type="float">
            <text:p>94,19539642</text:p>
          </table:table-cell>
          <table:table-cell office:value-type="float" office:value="8.928087253E-015" calcext:value-type="float">
            <text:p>8,93E-015</text:p>
          </table:table-cell>
          <table:table-cell office:value-type="float" office:value="-1.843588471" calcext:value-type="float">
            <text:p>-1,84358847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906" calcext:value-type="float">
            <text:p>143906</text:p>
          </table:table-cell>
          <table:table-cell office:value-type="float" office:value="97.14997101" calcext:value-type="float">
            <text:p>97,14997101</text:p>
          </table:table-cell>
          <table:table-cell office:value-type="float" office:value="0.00000000000005489929529" calcext:value-type="float">
            <text:p>5,49E-014</text:p>
          </table:table-cell>
          <table:table-cell office:value-type="float" office:value="1.844709277" calcext:value-type="float">
            <text:p>1,844709277</text:p>
          </table:table-cell>
          <table:table-cell table:style-name="ce3" table:formula="of:=ABS(SUM([.E10:.E11])/[.E10])" office:value-type="float" office:value="0.000607948041350226" calcext:value-type="float">
            <text:p>0,00060794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106" calcext:value-type="float">
            <text:p>144106</text:p>
          </table:table-cell>
          <table:table-cell office:value-type="float" office:value="97.16909027" calcext:value-type="float">
            <text:p>97,16909027</text:p>
          </table:table-cell>
          <table:table-cell office:value-type="float" office:value="0.000000000001309681313" calcext:value-type="float">
            <text:p>1,31E-012</text:p>
          </table:table-cell>
          <table:table-cell office:value-type="float" office:value="-1.654984474" calcext:value-type="float">
            <text:p>-1,65498447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106" calcext:value-type="float">
            <text:p>144106</text:p>
          </table:table-cell>
          <table:table-cell office:value-type="float" office:value="98.99150848" calcext:value-type="float">
            <text:p>98,99150848</text:p>
          </table:table-cell>
          <table:table-cell office:value-type="float" office:value="0.00000000000204681736" calcext:value-type="float">
            <text:p>2,05E-012</text:p>
          </table:table-cell>
          <table:table-cell office:value-type="float" office:value="1.65582931" calcext:value-type="float">
            <text:p>1,65582931</text:p>
          </table:table-cell>
          <table:table-cell table:formula="of:=ABS(SUM([.E12:.E13])/[.E12])" office:value-type="float" office:value="0.00051047971341886" calcext:value-type="float">
            <text:p>0,000510479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4280" calcext:value-type="float">
            <text:p>144280</text:p>
          </table:table-cell>
          <table:table-cell office:value-type="float" office:value="99.00063324" calcext:value-type="float">
            <text:p>99,00063324</text:p>
          </table:table-cell>
          <table:table-cell office:value-type="float" office:value="0.000000000006819943915" calcext:value-type="float">
            <text:p>6,82E-012</text:p>
          </table:table-cell>
          <table:table-cell office:value-type="float" office:value="-1.506400347" calcext:value-type="float">
            <text:p>-1,50640034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4280" calcext:value-type="float">
            <text:p>144280</text:p>
          </table:table-cell>
          <table:table-cell office:value-type="float" office:value="100.5724411" calcext:value-type="float">
            <text:p>100,5724411</text:p>
          </table:table-cell>
          <table:table-cell office:value-type="float" office:value="0.00000000003486898964" calcext:value-type="float">
            <text:p>3,49E-011</text:p>
          </table:table-cell>
          <table:table-cell office:value-type="float" office:value="1.507369399" calcext:value-type="float">
            <text:p>1,507369399</text:p>
          </table:table-cell>
          <table:table-cell table:formula="of:=ABS(SUM([.E14:.E15])/[.E14])" office:value-type="float" office:value="0.000643289814643052" calcext:value-type="float">
            <text:p>0,000643289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4704" calcext:value-type="float">
            <text:p>144704</text:p>
          </table:table-cell>
          <table:table-cell office:value-type="float" office:value="100.5742645" calcext:value-type="float">
            <text:p>100,5742645</text:p>
          </table:table-cell>
          <table:table-cell office:value-type="float" office:value="0.00000000001336629071" calcext:value-type="float">
            <text:p>1,34E-011</text:p>
          </table:table-cell>
          <table:table-cell office:value-type="float" office:value="-1.385667324" calcext:value-type="float">
            <text:p>-1,38566732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4704" calcext:value-type="float">
            <text:p>144704</text:p>
          </table:table-cell>
          <table:table-cell office:value-type="float" office:value="101.4676666" calcext:value-type="float">
            <text:p>101,4676666</text:p>
          </table:table-cell>
          <table:table-cell office:value-type="float" office:value="0.0000000001354603651" calcext:value-type="float">
            <text:p>1,35E-010</text:p>
          </table:table-cell>
          <table:table-cell office:value-type="float" office:value="1.386440039" calcext:value-type="float">
            <text:p>1,386440039</text:p>
          </table:table-cell>
          <table:table-cell table:formula="of:=ABS(SUM([.E16:.E17])/[.E16])" office:value-type="float" office:value="0.000557648280086087" calcext:value-type="float">
            <text:p>0,000557648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5123" calcext:value-type="float">
            <text:p>145123</text:p>
          </table:table-cell>
          <table:table-cell office:value-type="float" office:value="101.4628067" calcext:value-type="float">
            <text:p>101,4628067</text:p>
          </table:table-cell>
          <table:table-cell office:value-type="float" office:value="0.000000002091770979" calcext:value-type="float">
            <text:p>2,09E-009</text:p>
          </table:table-cell>
          <table:table-cell office:value-type="float" office:value="-1.283944607" calcext:value-type="float">
            <text:p>-1,283944607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5123" calcext:value-type="float">
            <text:p>145123</text:p>
          </table:table-cell>
          <table:table-cell office:value-type="float" office:value="101.8796997" calcext:value-type="float">
            <text:p>101,8796997</text:p>
          </table:table-cell>
          <table:table-cell office:value-type="float" office:value="0.0000000008109081739" calcext:value-type="float">
            <text:p>8,11E-010</text:p>
          </table:table-cell>
          <table:table-cell office:value-type="float" office:value="1.284386873" calcext:value-type="float">
            <text:p>1,284386873</text:p>
          </table:table-cell>
          <table:table-cell table:style-name="ce3" table:formula="of:=ABS(SUM([.E18:.E19])/[.E18])" office:value-type="float" office:value="0.000344458785518369" calcext:value-type="float">
            <text:p>0,000344458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5257" calcext:value-type="float">
            <text:p>145257</text:p>
          </table:table-cell>
          <table:table-cell office:value-type="float" office:value="101.7937469" calcext:value-type="float">
            <text:p>101,7937469</text:p>
          </table:table-cell>
          <table:table-cell office:value-type="float" office:value="0.000000002517285269" calcext:value-type="float">
            <text:p>2,52E-009</text:p>
          </table:table-cell>
          <table:table-cell office:value-type="float" office:value="-1.196624279" calcext:value-type="float">
            <text:p>-1,19662427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5257" calcext:value-type="float">
            <text:p>145257</text:p>
          </table:table-cell>
          <table:table-cell office:value-type="float" office:value="101.9542923" calcext:value-type="float">
            <text:p>101,9542923</text:p>
          </table:table-cell>
          <table:table-cell office:value-type="float" office:value="0.000000001653101878" calcext:value-type="float">
            <text:p>1,65E-009</text:p>
          </table:table-cell>
          <table:table-cell office:value-type="float" office:value="1.196815848" calcext:value-type="float">
            <text:p>1,196815848</text:p>
          </table:table-cell>
          <table:table-cell table:style-name="ce3" table:formula="of:=ABS(SUM([.E20:.E21])/[.E20])" office:value-type="float" office:value="0.000160091185982077" calcext:value-type="float">
            <text:p>0,000160091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5346" calcext:value-type="float">
            <text:p>145346</text:p>
          </table:table-cell>
          <table:table-cell office:value-type="float" office:value="101.9569092" calcext:value-type="float">
            <text:p>101,9569092</text:p>
          </table:table-cell>
          <table:table-cell office:value-type="float" office:value="0.000000005842964779" calcext:value-type="float">
            <text:p>5,84E-009</text:p>
          </table:table-cell>
          <table:table-cell office:value-type="float" office:value="1.119865894" calcext:value-type="float">
            <text:p>1,11986589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824645968338115" calcext:value-type="float">
            <text:p>0,000824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9T20:24:18.176167824</dc:date>
    <meta:document-statistic meta:table-count="1" meta:cell-count="121" meta:object-count="0"/>
    <meta:generator>LibreOffice/4.1.4.2$Linux_X86_64 LibreOffice_project/410m0$Build-2</meta:generator>
  </office:meta>
</office:document-meta>
</file>